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text-properties officeooo:rsid="16e0ee99" officeooo:paragraph-rsid="16e0ee99"/>
    </style:style>
    <style:style style:name="P3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5" style:family="paragraph" style:parent-style-name="Text_20_body">
      <style:text-properties officeooo:rsid="16e5540f" officeooo:paragraph-rsid="16e5540f"/>
    </style:style>
    <style:style style:name="P36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7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8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40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1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4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5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6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7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9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0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1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2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3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4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5" style:family="paragraph" style:parent-style-name="Text_20_body">
      <style:text-properties officeooo:rsid="1705ad98" officeooo:paragraph-rsid="1705ad98"/>
    </style:style>
    <style:style style:name="P56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7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8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9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0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1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2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3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4" style:family="paragraph" style:parent-style-name="Text_20_body">
      <style:paragraph-properties fo:text-align="start" style:justify-single-word="false"/>
      <style:text-properties officeooo:paragraph-rsid="171de657"/>
    </style:style>
    <style:style style:name="P65" style:family="paragraph" style:parent-style-name="Text_20_body">
      <style:paragraph-properties fo:text-align="start" style:justify-single-word="false"/>
      <style:text-properties officeooo:paragraph-rsid="16eccd50"/>
    </style:style>
    <style:style style:name="P66" style:family="paragraph" style:parent-style-name="Text_20_body">
      <style:paragraph-properties fo:text-align="start" style:justify-single-word="false"/>
      <style:text-properties officeooo:paragraph-rsid="17307886"/>
    </style:style>
    <style:style style:name="P67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8" style:family="paragraph" style:parent-style-name="Text_20_body">
      <style:paragraph-properties fo:text-align="start" style:justify-single-word="false"/>
      <style:text-properties officeooo:rsid="16f54c98" officeooo:paragraph-rsid="174eb2c4"/>
    </style:style>
    <style:style style:name="P69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70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1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2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3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4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5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6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7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8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9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80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81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82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3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4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5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6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87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88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89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90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91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92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3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4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5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96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97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98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99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100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01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02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03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04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05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06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07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08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09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10" style:family="paragraph" style:parent-style-name="Text_20_body">
      <style:text-properties fo:language="cs" fo:country="CZ" officeooo:rsid="170b13dd" officeooo:paragraph-rsid="170b13dd"/>
    </style:style>
    <style:style style:name="P111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12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13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14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15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16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17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18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19" style:family="paragraph" style:parent-style-name="Text_20_body">
      <style:paragraph-properties fo:text-align="start" style:justify-single-word="false"/>
      <style:text-properties officeooo:rsid="1749570c" officeooo:paragraph-rsid="1749570c"/>
    </style:style>
    <style:style style:name="P120" style:family="paragraph" style:parent-style-name="Text_20_body">
      <style:paragraph-properties fo:text-align="start" style:justify-single-word="false"/>
      <style:text-properties officeooo:rsid="174a794e" officeooo:paragraph-rsid="174a794e"/>
    </style:style>
    <style:style style:name="P121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22" style:family="paragraph" style:parent-style-name="Text_20_body">
      <style:paragraph-properties fo:text-align="start" style:justify-single-word="false"/>
      <style:text-properties officeooo:rsid="174ba121" officeooo:paragraph-rsid="174d3409"/>
    </style:style>
    <style:style style:name="P123" style:family="paragraph" style:parent-style-name="Text_20_body">
      <style:paragraph-properties fo:text-align="start" style:justify-single-word="false"/>
      <style:text-properties officeooo:rsid="174d3409" officeooo:paragraph-rsid="174d3409"/>
    </style:style>
    <style:style style:name="P124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125" style:family="paragraph" style:parent-style-name="Text_20_body">
      <style:paragraph-properties fo:text-align="start" style:justify-single-word="false"/>
      <style:text-properties officeooo:rsid="17507774" officeooo:paragraph-rsid="17507774"/>
    </style:style>
    <style:style style:name="P126" style:family="paragraph" style:parent-style-name="Text_20_body">
      <style:paragraph-properties fo:text-align="start" style:justify-single-word="false"/>
      <style:text-properties officeooo:rsid="1729e6a2" officeooo:paragraph-rsid="1751408a"/>
    </style:style>
    <style:style style:name="P127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128" style:family="paragraph" style:parent-style-name="Text_20_body">
      <style:paragraph-properties fo:text-align="start" style:justify-single-word="false"/>
      <style:text-properties officeooo:rsid="17533e8f" officeooo:paragraph-rsid="17533e8f"/>
    </style:style>
    <style:style style:name="P129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130" style:family="paragraph" style:parent-style-name="Text_20_body">
      <style:paragraph-properties fo:text-align="start" style:justify-single-word="false"/>
      <style:text-properties officeooo:rsid="17536d8f" officeooo:paragraph-rsid="17536d8f"/>
    </style:style>
    <style:style style:name="P131" style:family="paragraph" style:parent-style-name="Text_20_body" style:master-page-name="Standard">
      <style:paragraph-properties style:page-number="auto"/>
      <style:text-properties officeooo:paragraph-rsid="16cfedf3"/>
    </style:style>
    <style:style style:name="P132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33" style:family="paragraph" style:parent-style-name="Text_20_body">
      <style:paragraph-properties fo:text-align="start" style:justify-single-word="false"/>
      <style:text-properties officeooo:rsid="1754a982" officeooo:paragraph-rsid="1754a982"/>
    </style:style>
    <style:style style:name="P134" style:family="paragraph" style:parent-style-name="Text_20_body">
      <style:text-properties officeooo:paragraph-rsid="16cfedf3"/>
    </style:style>
    <style:style style:name="P135" style:family="paragraph" style:parent-style-name="Heading_20_1">
      <style:text-properties officeooo:paragraph-rsid="16ce184b"/>
    </style:style>
    <style:style style:name="P136" style:family="paragraph" style:parent-style-name="Heading_20_1">
      <style:text-properties officeooo:rsid="16bcf6a6" officeooo:paragraph-rsid="16bcf6a6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  <style:style style:name="T56" style:family="text">
      <style:text-properties officeooo:rsid="1721873d"/>
    </style:style>
    <style:style style:name="T57" style:family="text">
      <style:text-properties officeooo:rsid="16bf516f"/>
    </style:style>
    <style:style style:name="T58" style:family="text">
      <style:text-properties officeooo:rsid="16fa7f7d"/>
    </style:style>
    <style:style style:name="T59" style:family="text">
      <style:text-properties officeooo:rsid="1733b44a"/>
    </style:style>
    <style:style style:name="T60" style:family="text">
      <style:text-properties officeooo:rsid="174eb2c4"/>
    </style:style>
    <style:style style:name="T61" style:family="text">
      <style:text-properties officeooo:rsid="16fd88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><text:a xlink:type="simple" xlink:href="https://context.reverso.net/translation/hebrew-english/כָּאוֹס" text:style-name="Internet_20_link" text:visited-style-name="Visited_20_Internet_20_Link">https://context.reverso.net/translation/hebrew-english/%D7%9B%D6%BC%D6%B8%D7%90%D7%95%D6%B9%D7%A1</text:a></text:p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5"><text:span text:style-name="T12">P</text:span><text:span text:style-name="T11">rotoplasma: Makor (zdroj) refeš (sliz)</text:span></text:p>
      <text:h text:style-name="Heading_20_1" text:outline-level="1">Množné číslo</text:h>
      <text:p text:style-name="P110">- přidat na konec slova -im. (Ot je písmeno nebo runa, otim jsou runy).</text:p>
      <text:p text:style-name="P110">(Tohle asi v hebrejštině funguje jen pro podstatná jména ženského rodu, ale to asi nebudu řešit)</text:p>
      <text:h text:style-name="P135" text:outline-level="1">Slovník</text:h>
      <text:p text:style-name="P42">Blesk – <text:span text:style-name="T20">Bárak</text:span></text:p>
      <text:p text:style-name="P103">Bouře – Sufah</text:p>
      <text:p text:style-name="P44">Beranidlo – Zelokvah</text:p>
      <text:p text:style-name="P85">Bílý – Lavan</text:p>
      <text:p text:style-name="P66"><text:span text:style-name="T51">Čepel – </text:span><text:span text:style-name="T46">T</text:span><text:span text:style-name="T47">araf</text:span></text:p>
      <text:p text:style-name="P60">Dech – <text:span text:style-name="T36">Nišima</text:span></text:p>
      <text:p text:style-name="P61">Detekovat – Gilah</text:p>
      <text:p text:style-name="P109">Déšť - Gešem</text:p>
      <text:p text:style-name="P124">Dlouhý – Aruk</text:p>
      <text:p text:style-name="P125">Drtivý - Mochetz</text:p>
      <text:p text:style-name="P37">Duše – Ne<text:span text:style-name="T38">f</text:span>e<text:span text:style-name="T38">š</text:span></text:p>
      <text:p text:style-name="P73">Duplikát – Hetek</text:p>
      <text:p text:style-name="P126">Dvojník <text:span text:style-name="T37">–</text:span> Kefel</text:p>
      <text:p text:style-name="P40">Dýka – Pygion</text:p>
      <text:p text:style-name="P41">Dým - Ašan</text:p>
      <text:p text:style-name="P79"><text:span text:style-name="T20">Věčnost</text:span> – <text:span text:style-name="T35">Olam</text:span></text:p>
      <text:p text:style-name="P94">Had – Nachaš</text:p>
      <text:p text:style-name="P78">Hladina – Šetah</text:p>
      <text:p text:style-name="P8">Hojit, <text:span text:style-name="T36">Léčit</text:span> – <text:span text:style-name="T36">Efel</text:span></text:p>
      <text:p text:style-name="P77"><text:soft-page-break/>Huňáč – </text:p>
      <text:p text:style-name="P132">Hypnóza – <text:span text:style-name="T52">Hipnut</text:span></text:p>
      <text:p text:style-name="P133">Chaos - Yšeder</text:p>
      <text:p text:style-name="P78">Chůze – Halijkah</text:p>
      <text:p text:style-name="P64"><text:span text:style-name="T42">I</text:span><text:span text:style-name="T43">luze</text:span><text:span text:style-name="T49"> – Ašlajah</text:span></text:p>
      <text:p text:style-name="P37">Jasný – Zoher</text:p>
      <text:p text:style-name="P5">Jed – <text:span text:style-name="T34">Eres</text:span></text:p>
      <text:p text:style-name="P43">Koule – <text:span text:style-name="T16">Nešef</text:span></text:p>
      <text:p text:style-name="P90">Kouzlo – Kišuf</text:p>
      <text:p text:style-name="P51">Král – Melech</text:p>
      <text:p text:style-name="P52">Krev – Dam</text:p>
      <text:p text:style-name="P82">Lazebník – Sapar</text:p>
      <text:p text:style-name="P93">Lano – Ševel</text:p>
      <text:p text:style-name="P129">Led – Kerach</text:p>
      <text:p text:style-name="P130">Let <text:span text:style-name="T61">– </text:span>Tisah</text:p>
      <text:p text:style-name="P60">Lektvar – <text:span text:style-name="T24">Miškal</text:span></text:p>
      <text:p text:style-name="P86">Levitace – Rišef</text:p>
      <text:p text:style-name="P47">Léčit, <text:span text:style-name="T36">Hojit</text:span> – Efel</text:p>
      <text:p text:style-name="P48">Magie – Kesem</text:p>
      <text:p text:style-name="P48">Magický – Kasum</text:p>
      <text:p text:style-name="P111"><text:span text:style-name="T54">M</text:span>etamorfóza – *Šinuj tzurah*</text:p>
      <text:p text:style-name="P107"><text:soft-page-break/>Mimoprostor – Míver chalal</text:p>
      <text:p text:style-name="P99">Minulost – Avar</text:p>
      <text:p text:style-name="P121">Mistr – Adon</text:p>
      <text:p text:style-name="P122">Mluvit <text:span text:style-name="T59">–</text:span> Diber</text:p>
      <text:p text:style-name="P102">Mrak – Anan</text:p>
      <text:p text:style-name="P100">Mráz – Karah</text:p>
      <text:p text:style-name="P69">Myšlenka – <text:span text:style-name="T21">Chašav</text:span></text:p>
      <text:p text:style-name="P123">Mrtvý <text:span text:style-name="T59">–</text:span> Met</text:p>
      <text:p text:style-name="P113">Najít – Matza</text:p>
      <text:p text:style-name="P114">Naplň <text:span text:style-name="T56">–</text:span> Mala</text:p>
      <text:p text:style-name="P115">Návrat <text:span text:style-name="T56">–</text:span> Hašavah</text:p>
      <text:p text:style-name="P57">Neviditelnost – Ij ryjut</text:p>
      <text:p text:style-name="P45">Očarování – <text:span text:style-name="T33">Kesem</text:span></text:p>
      <text:p text:style-name="P46">Oblouk – Kešet</text:p>
      <text:p text:style-name="P11">Oheň – <text:span text:style-name="T20">Eš</text:span></text:p>
      <text:p text:style-name="P13">Ochrana – <text:span text:style-name="T32">Haganah</text:span></text:p>
      <text:p text:style-name="P76">Oko – Ajin</text:p>
      <text:p text:style-name="P68">Otevřít – Patach</text:p>
      <text:p text:style-name="P68"><text:span text:style-name="T60">Otevřený </text:span>– <text:span text:style-name="T60">Patucha</text:span></text:p>
      <text:p text:style-name="P63">Oslnivý – Misanver</text:p>
      <text:p text:style-name="P71">Pamatuj – Zakhar</text:p>
      <text:p text:style-name="P80"><text:soft-page-break/>Paralýza – Šituk</text:p>
      <text:p text:style-name="P92">Past – Peh</text:p>
      <text:p text:style-name="P34">Paže – Zroa</text:p>
      <text:p text:style-name="P23">Pád – Mapal</text:p>
      <text:p text:style-name="P39">Pes – Naval</text:p>
      <text:p text:style-name="P96">Podoba – Chazut</text:p>
      <text:p text:style-name="P88">Pomalý – <text:span text:style-name="T21">Itij</text:span></text:p>
      <text:p text:style-name="P112">Portál <text:span text:style-name="T55">–</text:span> Šár</text:p>
      <text:p text:style-name="P111">Proměna – <text:span text:style-name="T54">Šinah</text:span></text:p>
      <text:p text:style-name="P89">Proti (předpona) – Neged</text:p>
      <text:p text:style-name="P106">Prostor – Chalal</text:p>
      <text:p text:style-name="P69">Přenos – <text:span text:style-name="T18">Hávarah</text:span></text:p>
      <text:p text:style-name="P83">Přelud – Ašlajah</text:p>
      <text:p text:style-name="P70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Ru<text:span text:style-name="T3">ka</text:span> – <text:span text:style-name="T28">Jad</text:span></text:p>
      <text:p text:style-name="P59">Runa – Ot</text:p>
      <text:p text:style-name="P62">Runy – Otim</text:p>
      <text:p text:style-name="P13">Rukavice – <text:span text:style-name="T29">Kfafa</text:span></text:p>
      <text:p text:style-name="P9">Řád – <text:span text:style-name="T23">Mištar</text:span></text:p>
      <text:p text:style-name="P53"><text:soft-page-break/>Silný – Chazak</text:p>
      <text:p text:style-name="P54">Sliz – Refeš</text:p>
      <text:p text:style-name="P108">Sledování - Gišuš</text:p>
      <text:p text:style-name="P118">Sluha – Mešaret</text:p>
      <text:p text:style-name="P120">Slunce <text:span text:style-name="T58">–</text:span> Šemeš</text:p>
      <text:p text:style-name="P119">Sluneční světlo – Ór šemeš</text:p>
      <text:p text:style-name="P101">Smrt – Mavet</text:p>
      <text:p text:style-name="P36">Sochař - Pasal</text:p>
      <text:p text:style-name="P74"><text:span text:style-name="T8">S</text:span>oustředit – </text:p>
      <text:p text:style-name="P75">Spánek - Šenah</text:p>
      <text:p text:style-name="P38">Srst – </text:p>
      <text:p text:style-name="P39">Strážce – Haganah</text:p>
      <text:p text:style-name="P12">Stvořit – <text:s/><text:span text:style-name="T48">Jatzar</text:span></text:p>
      <text:p text:style-name="P24">Střela – Týl</text:p>
      <text:p text:style-name="P56">Sugesce – Hašáh</text:p>
      <text:p text:style-name="P50">Světlo – <text:span text:style-name="T21">Ór</text:span></text:p>
      <text:p text:style-name="P48">Štít – Magen</text:p>
      <text:p text:style-name="P87">Ticho – Šeket</text:p>
      <text:p text:style-name="P116">Tlampač – Ramkol</text:p>
      <text:p text:style-name="P117">Temnota <text:span text:style-name="T57">–</text:span> Chošek</text:p>
      <text:p text:style-name="P104">Tento, tyto – <text:span text:style-name="T22">Hazat</text:span></text:p>
      <text:p text:style-name="P105"><text:soft-page-break/>Torna – Sak</text:p>
      <text:p text:style-name="P67">Truhla – Tevah</text:p>
      <text:p text:style-name="P81">Tříšť – Ketim</text:p>
      <text:p text:style-name="P95">Úder – Nagaf</text:p>
      <text:p text:style-name="P81">Úlomek – Keta</text:p>
      <text:p text:style-name="P39">Věrný – Medujak</text:p>
      <text:p text:style-name="P98">Vize – Chazon</text:p>
      <text:p text:style-name="P72">Zapomeň – Šakhah</text:p>
      <text:p text:style-name="P63">Zář – Lehavah</text:p>
      <text:p text:style-name="P49">Zdroj – Makor</text:p>
      <text:p text:style-name="P58">Zbroj – <text:span text:style-name="T53">Š</text:span>irion</text:p>
      <text:p text:style-name="P97">Změna – Šinah</text:p>
      <text:p text:style-name="P65"><text:span text:style-name="T50">Zranění – Pe</text:span><text:span text:style-name="T44">t</text:span><text:span text:style-name="T45">z</text:span><text:span text:style-name="T50">a</text:span></text:p>
      <text:p text:style-name="P91">Zlomit – Šavar</text:p>
      <text:p text:style-name="P84">Zvuk – Kol</text:p>
      <text:p text:style-name="P127">Žár – Lahat</text:p>
      <text:p text:style-name="P128">Žíravina <text:span text:style-name="T37">–</text:span> Chomel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36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5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3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5-30T01:35:39.208000000</dc:date>
    <meta:print-date>2113-01-01T00:00:00</meta:print-date>
    <meta:editing-cycles>10897</meta:editing-cycles>
    <meta:editing-duration>P33DT4H59M11S</meta:editing-duration>
    <meta:generator>LibreOffice/6.0.5.2$Windows_X86_64 LibreOffice_project/54c8cbb85f300ac59db32fe8a675ff7683cd5a16</meta:generator>
    <meta:document-statistic meta:table-count="0" meta:image-count="0" meta:object-count="0" meta:page-count="13" meta:paragraph-count="178" meta:word-count="559" meta:character-count="3990" meta:non-whitespace-character-count="3463"/>
  </office:meta>
</office:document-meta>
</file>